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text-properties style:font-name="Helvetica" fo:font-size="12.0pt"/>
    </style:style>
    <style:style style:name="TableColumn1" style:family="table-column">
      <style:table-column-properties style:column-width="3.4625in" style:rel-column-width="32767*"/>
    </style:style>
  </office:automatic-styles>
  <office:body>
    <office:text>
      <text:p text:style-name="P1">Ka-me-ha-me-ha!! </text:p>
      <text:p text:style-name="P1"/>
      <text:p text:style-name="P1">One of the most iconic phrases of my childhood. </text:p>
      <text:p text:style-name="P1"/>
      <text:p text:style-name="P1">Anyone who know's that phrase definitely knows what anime is.</text:p>
      <text:p text:style-name="P1"/>
      <text:p text:style-name="P1">But for those who don't, anime is Japanese animated series and movies. </text:p>
      <text:p text:style-name="P1"/>
      <text:p text:style-name="P1">And yea, they are cartoons, but not usually the type you think about.</text:p>
      <text:p text:style-name="P1"/>
      <text:p text:style-name="P1">As most people mistake anime for children's cartoons, this couldn't be further from the truth.</text:p>
      <text:p text:style-name="P1"/>
      <text:p text:style-name="P1">While there are a vast array of anime directed towards children, there's also anime that is oriented towards a more mature audience.</text:p>
      <text:p text:style-name="P1"/>
      <text:p text:style-name="P1">Some anime can contain coarse language, nuditity, violence and gore.</text:p>
      <text:p text:style-name="P1"/>
      <text:p text:style-name="P1">So for the unsuspecting non-anime watcher, you might be surprised at what you find if you delve into the world of anime.</text:p>
      <text:p text:style-name="P1"/>
      <text:p text:style-name="P1">Anime is deeply ingrained into Japanese culture and also into the childhoods of many in my generation that grew up watching animes such as Pokemon, Dragonball Z, Beyblade, Yu-gi-oh, Naruto, etc. </text:p>
      <text:p text:style-name="P1"/>
      <text:p text:style-name="P1">I used to think anime was for children as well. But everything changed when I came across my first adult-oriented anime. </text:p>
      <text:p text:style-name="P1"/>
      <text:p text:style-name="P1">Anime like Gundam 00 and Parasytle de Maxium which dealt with complex issues like politics, war, our effect on the environment, made me realize that anime was not just for kids.</text:p>
      <text:p text:style-name="P1"/>
      <text:p text:style-name="P1">Some anime had deep messages that children wouldn't understand and/or would be traumatized by.</text:p>
      <text:p text:style-name="P1"/>
      <text:p text:style-name="P1">While I came to this realization, not many of my peers seems to have the same exposure and thus still believe that anime is either for kids or it's animated porn. Both of which come under the umbrella of anime, but isn't what truly define the essence of anime.</text:p>
      <text:p text:style-name="P1"/>
      <text:p text:style-name="P1">So why is anime relevent to us right now?</text:p>
      <text:p text:style-name="P1"/>
      <text:p text:style-name="P1">Anime has created a lasting impact on our Western culture, this is noticable in people who watch anime for entertainment, rappers and musicians who make anime references and the overall impact that animation isn't just for kids.</text:p>
      <text:p text:style-name="P1"/>
      <text:p text:style-name="P1">Shows like the simpsons and family guy are prime examples of how some animated shows are definitely not meant for kids. This also applies to anime.</text:p>
      <text:p text:style-name="P1"/>
      <text:p text:style-name="P1">We will be analysing what makes a good anime.</text:p>
      <text:p text:style-name="P1"/>
      <text:p text:style-name="P1">Initially, we will be looking at some of the highest rated anime from anime-planet and finding some commonalities between them, factors that could be playing a part in why these works are so highly rated.</text:p>
      <text:p text:style-name="P1"/>
      <text:p text:style-name="P1">Before we start analysing, I would like to introfuce the anime websites/database that we will be using.</text:p>
      <text:p text:style-name="P1"/>
      <text:p text:style-name="P1">Anime-planet.com </text:p>
      <text:p text:style-name="P1"/>
      <text:p text:style-name="P1">This is one of the largest anime review, recommendation, list creation websites in the internet.</text:p>
      <text:p text:style-name="P1"/>
      <text:p text:style-name="P1">Created by a single person, the person behind the user: sothis, has grown to be one of the largest anime websites in the world, with connections with anime-streaming giants crunchyroll.</text:p>
      <text:p text:style-name="P1"/>
      <text:p text:style-name="P1">This website collects a list of anime where used are add it to their profile if they have watched it, are watching it currently, or plan to watch it. Users are also able to rate anime they are watching or have watched.</text:p>
      <text:p text:style-name="P1"/>
      <text:p text:style-name="P1">The accumaltion of these ratings is what we will be using for our analysis.</text:p>
      <text:p text:style-name="P1"/>
      <text:p text:style-name="P1">The highest rated anime on anime-planet is Fullmetal Alchemist: Brotherhood</text:p>
      <text:p text:style-name="P1"/>
      <text:p text:style-name="P1"/>
      <text:p text:style-name="P1">Fullmetal Alechmist Brotherhood is the highest rated anime for a variety of reasons. </text:p>
      <text:p text:style-name="P1"/>
      <text:p text:style-name="P1">1) It is a remake of the original anime and builds upon the already good foundation of Fullmetal Alchemist.</text:p>
      <text:p text:style-name="P1"/>
      <text:p text:style-name="P1">2) It sticks closer to the managa (which is japanese comic books, most of which are basis for anime). Like how movies are created based on books, most anime is based on the original manga.</text:p>
      <text:p text:style-name="P1"/>
      <text:p text:style-name="P1">3) The compelling story of two brothers looking for a way to bring their dead mother back to life is heart-wrenching and dark and mysterious.</text:p>
      <text:p text:style-name="P1"/>
      <text:p text:style-name="P1">This anime is a good example of a masterpiece.</text:p>
      <text:p text:style-name="P1"/>
      <text:p text:style-name="P1">The second highest rated is the anime movie named: Your name.</text:p>
      <text:p text:style-name="P1"/>
      <text:p text:style-name="P1">This is the story of a boy and a girl, who seems to be a great distance from each other but are bound together by a very particular occurance: they wake up in each other's body and have to live the other person's life for a da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4</meta:generator>
  </office:meta>
</office:document-meta>
</file>